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9a6b6" officeooo:paragraph-rsid="0019a6b6" style:font-size-asian="21pt" style:font-weight-asian="bold" style:font-size-complex="24pt" style:font-weight-complex="bold"/>
    </style:style>
    <style:style style:name="P2" style:family="paragraph" style:parent-style-name="Standard">
      <style:paragraph-properties fo:text-align="start" style:justify-single-word="false"/>
      <style:text-properties fo:font-size="24pt" fo:font-weight="bold" officeooo:rsid="0019a6b6" officeooo:paragraph-rsid="0019a6b6" style:font-size-asian="24pt" style:font-weight-asian="bold" style:font-size-complex="24pt" style:font-weight-complex="bold"/>
    </style:style>
    <style:style style:name="P3" style:family="paragraph" style:parent-style-name="Standard">
      <style:paragraph-properties fo:text-align="start" style:justify-single-word="false"/>
      <style:text-properties fo:font-size="18pt" fo:font-weight="normal" officeooo:rsid="0019a6b6" officeooo:paragraph-rsid="0019a6b6" style:font-size-asian="15.75pt" style:font-weight-asian="normal" style:font-size-complex="18pt" style:font-weight-complex="normal"/>
    </style:style>
    <style:style style:name="P4" style:family="paragraph" style:parent-style-name="Standard">
      <style:paragraph-properties fo:text-align="center" style:justify-single-word="false"/>
      <style:text-properties fo:font-size="18pt" fo:font-weight="normal" officeooo:rsid="0019a6b6" officeooo:paragraph-rsid="0019a6b6"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20pt" fo:font-style="italic" fo:font-weight="bold" officeooo:rsid="0019a6b6" officeooo:paragraph-rsid="0019a6b6" style:font-size-asian="20pt" style:font-style-asian="italic" style:font-weight-asian="bold" style:font-size-complex="20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siderations and Challenges</text:p>
      <text:p text:style-name="P4"/>
      <text:p text:style-name="P3">While cloud computing offers a multitude of benefits, organizations must also consider various factors and be aware of potential challenges when adopting cloud services. By understanding these considerations, businesses can make informed decisions and effectively address the challenges associated with cloud computing. Let's explore some of the key considerations and challenges:</text:p>
      <text:p text:style-name="P3"/>
      <text:p text:style-name="P5">1. Data Security and Privacy:</text:p>
      <text:p text:style-name="P5"/>
      <text:p text:style-name="P3">Data security and privacy are crucial considerations when moving to the cloud. Organizations must assess the security measures implemented by cloud service providers to protect sensitive data. Encryption, access controls, and data segregation are essential security practices to safeguard information from unauthorized access or data breaches. It is important to understand the provider's data privacy policies and compliance certifications to ensure regulatory compliance, especially when dealing with sensitive data or operating in industries with stringent privacy regulations.</text:p>
      <text:p text:style-name="P3"/>
      <text:p text:style-name="P5">2. Vendor Lock-In:</text:p>
      <text:p text:style-name="P3"/>
      <text:p text:style-name="P3">Vendor lock-in refers to the potential challenge of being dependent on a specific cloud service provider and facing difficulties in migrating to another provider or bringing services back in-house. Organizations must carefully evaluate and consider factors such as service-level agreements (SLAs), data portability, and interoperability standards. It is important to have an exit strategy in place and choose providers that offer flexibility and easy migration options to mitigate the risks associated with vendor lock-in.</text:p>
      <text:p text:style-name="P3"><text:soft-page-break/></text:p>
      <text:p text:style-name="P5">3. Service Reliability and Availability:</text:p>
      <text:p text:style-name="P3"/>
      <text:p text:style-name="P3">Ensuring the reliability and availability of cloud services is critical for businesses that rely heavily on their IT infrastructure. Organizations should carefully review the service-level agreements provided by cloud providers, which outline the uptime guarantees and support response times. Redundancy, disaster recovery capabilities, and backup mechanisms implemented by the provider should also be assessed to minimize the risk of service interruptions and data loss. It is important to understand the provider's track record and reputation in delivering reliable and highly available services.</text:p>
      <text:p text:style-name="P3"/>
      <text:p text:style-name="P5">4. Performance and Latency:</text:p>
      <text:p text:style-name="P3"/>
      <text:p text:style-name="P3">Cloud computing introduces network latency and performance considerations, especially for applications that require low latency or real-time data processing. Organizations should assess the network architecture, data center locations, and connectivity options offered by the cloud provider to ensure optimal performance for their specific use cases. In some cases, a hybrid cloud or multi-cloud approach may be required to achieve the desired performance and latency requirements.</text:p>
      <text:p text:style-name="P3"/>
      <text:p text:style-name="P5">5. Cost Management:</text:p>
      <text:p text:style-name="P3"/>
      <text:p text:style-name="P3">While cloud computing can offer cost savings, it is essential to carefully manage and optimize cloud costs. Organizations should have a clear understanding of the pricing models used by cloud providers and accurately estimate their resource requirements to avoid unexpected costs. Monitoring and optimization tools can help identify idle resources, optimize usage, and enforce cost controls. It is crucial to regularly review and adjust resource <text:soft-page-break/>allocations based on actual usage patterns to optimize costs and prevent unnecessary expenses.</text:p>
      <text:p text:style-name="P3"/>
      <text:p text:style-name="P5">6. Compliance and Legal Considerations:</text:p>
      <text:p text:style-name="P3"/>
      <text:p text:style-name="P3">Organizations operating in regulated industries or dealing with sensitive data must consider compliance and legal requirements when moving to the cloud. Data sovereignty, data residency, and cross-border data transfer regulations vary across jurisdictions. Organizations should ensure that the cloud provider adheres to the necessary compliance certifications and regulatory standards relevant to their industry. Additionally, contractual agreements should clearly outline data ownership, access rights, and responsibilities to address any legal concerns.</text:p>
      <text:p text:style-name="P3"/>
      <text:p text:style-name="P5">7. Cloud Governance and Management:</text:p>
      <text:p text:style-name="P3"/>
      <text:p text:style-name="P3">Effective governance and management of cloud resources are vital for organizations to maintain control, ensure compliance, and optimize resource utilization. Organizations should establish cloud governance frameworks, including policies, procedures, and controls, to govern cloud usage, security, and resource provisioning. They should also implement proper cloud management practices, including monitoring, performance management, and capacity planning, to ensure efficient use of resources and to avoid underutilization or overspending.</text:p>
      <text:p text:style-name="P3"/>
      <text:p text:style-name="P2">Conclusion:</text:p>
      <text:p text:style-name="P3"/>
      <text:p text:style-name="P3">While cloud computing offers significant benefits, organizations must carefully consider various factors and be aware of the challenges associated with cloud adoption. By addressing considerations such as data security, vendor lock-in, service reliability, performance, cost management, compliance, and cloud <text:soft-page-break/>governance, businesses can make informed decisions and successfully leverage the advantages of</text:p>
      <text:p text:style-name="P3"/>
      <text:p text:style-name="P3"><text:s/>cloud computing. Effective planning, thorough evaluation of cloud service providers, and ongoing monitoring and optimization are key to overcoming challenges and maximizing the benefits of cloud computing in the long ru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1T10:19:44.652662241</meta:creation-date>
    <dc:date>2023-06-21T10:23:51.004777364</dc:date>
    <meta:editing-duration>PT4M6S</meta:editing-duration>
    <meta:editing-cycles>1</meta:editing-cycles>
    <meta:document-statistic meta:table-count="0" meta:image-count="0" meta:object-count="0" meta:page-count="4" meta:paragraph-count="19" meta:word-count="679" meta:character-count="5065" meta:non-whitespace-character-count="4404"/>
    <meta:generator>LibreOffice/7.3.7.2$Linux_X86_64 LibreOffice_project/30$Build-2</meta:generator>
  </office:meta>
</office:document-meta>
</file>